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LIVERANCE OF THE GODLY (5:1-3, 7-8, 10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LIVERANCE OF THE GODLY (5:1-3, 7-8, 10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tition (5:1-3, 7-8, 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tition (5:1-3, 7-8, 10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m he prays to (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en he prays (5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ere he prays (5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at he prays (5:8, 10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What he prays (5:8, 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David asks the Lord to lead him in the right path (5: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David asks the Lord to declare his enemies guilty (5:10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etition (5:1-3, 7-8, 10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om he prays to (5:1-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en he prays (5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ere he prays (5: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he prays (5:8, 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DELIVERANCE OF THE GODLY (5:1-3, 7-8, 10-12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tition (5:1-3, 7-8, 10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aises (5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SALM 5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DELIVERANCE OF THE GODLY (5:1-3, 7-8, 10-1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DESTRUCTION OF THE GODLESS (5:4-6, 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DESTRUCTION OF THE GODLESS (5:4-6, 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y (5:4-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o (5:6, 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5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DELIVERANCE OF THE GODLY (5:1-3, 7-8, 10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TRUCTION OF THE GODLESS (5:4-6, 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 </dc:title>
    <meta:initial-creator>David STRICKLAND</meta:initial-creator>
    <dc:creator>David STRICKLAND</dc:creator>
    <meta:creation-date>2020-02-22T17:37:25Z</meta:creation-date>
    <dc:date>2020-02-22T17:37:25Z</dc:date>
    <meta:template xlink:href="BibleStudy" xlink:type="simple"/>
    <meta:editing-cycles>1</meta:editing-cycles>
    <meta:editing-duration>PT0S</meta:editing-duration>
    <meta:document-statistic meta:paragraph-count="29" meta:word-count="253"/>
  </office:meta>
</office:document-meta>
</file>